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.4165in" fo:margin-right="0in" fo:text-indent="0in" style:auto-text-indent="false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S541<text:span text:style-name="T1"> </text:span>Project 3</text:h>
      <text:h text:style-name="Heading_20_2" text:outline-level="2">Synopsis</text:h>
      <text:p text:style-name="P1">Implement a reflection-map using a two-pass algorithm, <text:s/>the first pass generating a reflection map of the environment viewed from the viewpoint of a reflective object, and the second pass using the reflection-map to draw a reflective object reflecting the environment.</text:p>
      <text:h text:style-name="Heading_20_2" text:outline-level="2">Instructions</text:h>
      <text:p text:style-name="P1">This project comes with a framework which:</text:p>
      <text:list xml:id="list929265693" text:style-name="L1">
        <text:list-item>
          <text:p text:style-name="P3">Implements the rudiments of a two pass algorithm, including the creation of FBOs (Frame Buffer Objects) to act as render targets for pass 1 and texture maps for pass 2.</text:p>
        </text:list-item>
        <text:list-item>
          <text:p text:style-name="P3">Defines a scene consisting of a reflective object (teapot or sphere) and an environment of objects to reflect.</text:p>
        </text:list-item>
        <text:list-item>
          <text:p text:style-name="P3">Produces all the transformations necessary to draw the scene twice, once in pass 1 to generate the reflection-map and again in pass 2 to produce the on-screen image.</text:p>
        </text:list-item>
        <text:list-item>
          <text:p text:style-name="P3">Defines four nearly empty shaders for you to complete.</text:p>
        </text:list-item>
        <text:list-item>
          <text:p text:style-name="P3">Look for comments containing <text:span text:style-name="T4">//@@</text:span> in <text:span text:style-name="T4">scene.cpp</text:span> for places you need to provide some implementation.</text:p>
        </text:list-item>
      </text:list>
      <text:p text:style-name="P1">The shaders for this project must perform the following actions:</text:p>
      <text:list xml:id="list1092666928" text:style-name="L2">
        <text:list-item>
          <text:p text:style-name="P4"><text:span text:style-name="T4">Pass 1:</text:span><text:span text:style-name="T2"> <text:s/>This pass draws the reflecting objects from the viewpoint of the reflecting object (which for this pass is at the origin). <text:s/></text:span></text:p>
          <text:list>
            <text:list-item>
              <text:p text:style-name="P4"><text:span text:style-name="T4">Vertex shader:</text:span><text:span text:style-name="T2"> <text:s/>The unwrapping of the world to project onto several textures is far beyond the capabilities of a 4x4 transformation, but the vertex shader can compute this transformation. <text:s/>(See below.) <text:s text:c="2"/>This shader must also provide the quantities needed for the pixel shader to compute the object's Phong lighting.</text:span></text:p>
            </text:list-item>
            <text:list-item>
              <text:p text:style-name="P4"><text:span text:style-name="T4">Pixel shader:</text:span><text:span text:style-name="T2"> <text:s/>Calculates the Phong lighting at each pixel. <text:s/>The output of this shader goes to the textures associated with the FBOs.</text:span></text:p>
            </text:list-item>
          </text:list>
        </text:list-item>
        <text:list-item>
          <text:p text:style-name="P4"><text:span text:style-name="T4">Pass 2:</text:span><text:span text:style-name="T2"> <text:s/>This pass draws all objects to the screen with the usual Phong lighting, with the exception of a single reflective object which is drawn specially.</text:span></text:p>
          <text:list>
            <text:list-item>
              <text:p text:style-name="P4"><text:span text:style-name="T4">Vertex shader:</text:span><text:span text:style-name="T2"> <text:s/>Prepares the quantities needed for Phong lighting</text:span></text:p>
            </text:list-item>
            <text:list-item>
              <text:p text:style-name="P4"><text:span text:style-name="T4">Pixel shader:</text:span><text:span text:style-name="T2"> <text:s/>A uniform boolean variable can differentiate between objects that need Phong lighting and the reflective object. <text:s/>For the reflective object, calculate the direction of the reflection (from the normal which you will have from the Phong lighting calculations) <text:s/>and use that direction to access the reflection-maps created in pass1. <text:s/>(See below for the equations.) <text:s/>The value resulting from the texture look-up can go directly as the output color (for a perfectly reflective object) or can be blended with the reflective objects color (to implement a partially reflective, partially colored object).</text:span></text:p>
            </text:list-item>
          </text:list>
        </text:list-item>
      </text:list>
      <text:h text:style-name="Heading_20_2" text:outline-level="2">Grading Basis</text:h>
      <text:p text:style-name="P2">Grading will be on a 100 point basis, with the following distribution:</text:p>
      <text:list xml:id="list344397748" text:style-name="L3">
        <text:list-item>
          <text:p text:style-name="P5"><text:span text:style-name="T3">Accuracy:</text:span> 70%, judgment based on looking at the results on the screen.</text:p>
        </text:list-item>
        <text:list-item>
          <text:p text:style-name="P5"><text:span text:style-name="T4">Efficiency:</text:span> 20%. <text:s/>The application <text:s/>must run in real-time.</text:p>
        </text:list-item>
        <text:list-item>
          <text:p text:style-name="P5"><text:span text:style-name="T5">Code:</text:span><text:span text:style-name="T2"> </text:span><text:span text:style-name="T2">1</text:span><text:span text:style-name="T2">0%, judgment based on looking at the code for proper implementation and reasonable commenting practices.</text:span></text:p>
        </text:list-item>
      </text:list>
      <text:h text:style-name="P7" text:outline-level="2">Maps of the sphere</text:h>
      <text:p text:style-name="Standard">When creating a reflection map, you need to decide on a map from all 3D directions to points in one or more rectangular textures. <text:s/>I am explicitly excluding the two map types which map to a single texture. <text:s/>(They produce too much distortion to be usable in a general situation.) <text:s/>Here are the mapping equations and texture sizes for each of the three types discussed in class. <text:s/>An aspect not mentioned in class: <text:s/>When the graphics pipeline renders objects to the render target, the clipper is still running, so the Z-coordinates in each of the following are carefully manipulated to fall within the clippers range.</text:p>
      <text:p text:style-name="Standard">Notation: <text:span text:style-name="T2">In each of the following, point R is the point being transformed. <text:s/>In the Pass1 vertex processor R = gl_ModelViewMatrix*gl_Vertex; <text:s/>In the Pass2 pixel processor, R should be the reflection vector R = 2.0*dot(N,E)*N-E;</text:span></text:p>
      <text:p text:style-name="P1"/>
      <text:list xml:id="list1291559277" text:style-name="L4">
        <text:list-item>
          <text:p text:style-name="P6">Tennis-ball map:</text:p>
          <text:list>
            <text:list-item>
              <text:p text:style-name="P6">Component 1<text:span text:style-name="T2"> (size: </text:span><text:span text:style-name="T2"><draw:frame draw:style-name="fr1" draw:name="Object10" text:anchor-type="as-char" svg:width="0.4902in" svg:height="0.1854in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pixels)</text:span><text:line-break/><draw:frame draw:style-name="fr1" draw:name="Object6" text:anchor-type="as-char" svg:width="1.3181in" svg:height="0.204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draw:frame draw:style-name="fr1" draw:name="Object7" text:anchor-type="as-char" svg:width="1.2571in" svg:height="0.200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draw:frame draw:style-name="fr1" draw:name="Object8" text:anchor-type="as-char" svg:width="1.4508in" svg:height="0.2008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draw:frame draw:style-name="fr1" draw:name="Object9" text:anchor-type="as-char" svg:width="3.5071in" svg:height="0.24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line-break/><draw:frame draw:style-name="fr1" draw:name="Object2" text:anchor-type="as-char" svg:width="3.9252in" svg:height="0.2008in" draw:z-index="8"><draw:object xlink:href="./Object 2" xlink:type="simple" xlink:show="embed" xlink:actuate="onLoad"/><draw:image xlink:href="./ObjectReplacements/Object 2" xlink:type="simple" xlink:show="embed" xlink:actuate="onLoad"/></draw:frame><text:line-break/></text:p>
            </text:list-item>
            <text:list-item>
              <text:p text:style-name="P6">Component 2<text:span text:style-name="T2"> (size: </text:span><text:span text:style-name="T2"><draw:frame draw:style-name="fr1" draw:name="Object11" text:anchor-type="as-char" svg:width="0.4902in" svg:height="0.1854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 pixels)</text:span><text:line-break/><draw:frame draw:style-name="fr1" draw:name="Object1" text:anchor-type="as-char" svg:width="1.3181in" svg:height="0.2047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4" text:anchor-type="as-char" svg:width="1.3228in" svg:height="0.2008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draw:frame draw:style-name="fr1" draw:name="Object3" text:anchor-type="as-char" svg:width="1.1366in" svg:height="0.2008in" draw:z-index="1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5" text:anchor-type="as-char" svg:width="3.5134in" svg:height="0.2402in" draw:z-index="2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12" text:anchor-type="as-char" svg:width="3.9252in" svg:height="0.2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line-break/></text:p>
            </text:list-item>
          </text:list>
        </text:list-item>
        <text:list-item>
          <text:p text:style-name="P6">Dual Paraboloid map:</text:p>
          <text:list>
            <text:list-item>
              <text:p text:style-name="P6">Component 1<text:span text:style-name="T2"> (size: </text:span><text:span text:style-name="T2"><draw:frame draw:style-name="fr1" draw:name="Object13" text:anchor-type="as-char" svg:width="0.4075in" svg:height="0.185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pixels)</text:span><text:line-break/><draw:frame draw:style-name="fr1" draw:name="Object14" text:anchor-type="as-char" svg:width="1.3181in" svg:height="0.2047in" draw:z-index="18"><draw:object xlink:href="./Object 14" xlink:type="simple" xlink:show="embed" xlink:actuate="onLoad"/><draw:image xlink:href="./ObjectReplacements/Object 14" xlink:type="simple" xlink:show="embed" xlink:actuate="onLoad"/></draw:frame><text:line-break/><draw:frame draw:style-name="fr1" draw:name="Object15" text:anchor-type="as-char" svg:width="0.7709in" svg:height="0.1854in" draw:z-index="19"><draw:object xlink:href="./Object 15" xlink:type="simple" xlink:show="embed" xlink:actuate="onLoad"/><draw:image xlink:href="./ObjectReplacements/Object 15" xlink:type="simple" xlink:show="embed" xlink:actuate="onLoad"/></draw:frame><text:line-break/><draw:frame draw:style-name="fr1" draw:name="Object17" text:anchor-type="as-char" svg:width="3.7402in" svg:height="0.2256in" draw:z-index="20"><draw:object xlink:href="./Object 17" xlink:type="simple" xlink:show="embed" xlink:actuate="onLoad"/><draw:image xlink:href="./ObjectReplacements/Object 17" xlink:type="simple" xlink:show="embed" xlink:actuate="onLoad"/></draw:frame><text:line-break/><draw:frame draw:style-name="fr1" draw:name="Object18" text:anchor-type="as-char" svg:width="4.3008in" svg:height="0.2008in" draw:z-index="21"><draw:object xlink:href="./Object 18" xlink:type="simple" xlink:show="embed" xlink:actuate="onLoad"/><draw:image xlink:href="./ObjectReplacements/Object 18" xlink:type="simple" xlink:show="embed" xlink:actuate="onLoad"/></draw:frame><text:line-break/></text:p>
            </text:list-item>
            <text:list-item>
              <text:p text:style-name="P6">Component 2<text:span text:style-name="T2"> (size: </text:span><text:span text:style-name="T2"><draw:frame draw:style-name="fr1" draw:name="Object16" text:anchor-type="as-char" svg:width="0.4075in" svg:height="0.1854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"> pixels)</text:span><text:line-break/><draw:frame draw:style-name="fr1" draw:name="Object19" text:anchor-type="as-char" svg:width="1.3181in" svg:height="0.2047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draw:frame draw:style-name="fr1" draw:name="Object20" text:anchor-type="as-char" svg:width="0.7709in" svg:height="0.1854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text:line-break/><draw:frame draw:style-name="fr1" draw:name="Object21" text:anchor-type="as-char" svg:width="3.6161in" svg:height="0.2256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text:line-break/><draw:frame draw:style-name="fr1" draw:name="Object22" text:anchor-type="as-char" svg:width="4.3008in" svg:height="0.2008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in" fo:margin-bottom="0.0402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1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align="center" style:justify-single-word="false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5in" fo:margin-right="0in" fo:margin-top="0in" fo:margin-bottom="0in" fo:text-align="start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CS350 Project 2</dc:title>
    <meta:initial-creator>xli</meta:initial-creator>
    <meta:creation-date>2004-05-24T12:06:00</meta:creation-date>
    <dc:date>2012-03-12T13:44:19</dc:date>
    <meta:print-date>2009-01-29T08:44:23</meta:print-date>
    <meta:editing-cycles>86</meta:editing-cycles>
    <meta:editing-duration>P3DT2H15M46S</meta:editing-duration>
    <meta:document-statistic meta:table-count="0" meta:image-count="0" meta:object-count="22" meta:page-count="2" meta:paragraph-count="32" meta:word-count="619" meta:character-count="3806" meta:non-whitespace-character-count="316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10/content.xml><?xml version="1.0" encoding="utf-8"?>
<math xmlns="http://www.w3.org/1998/Math/MathML">
  <semantics>
    <mrow>
      <mrow>
        <mi>n</mi>
        <mo stretchy="false">×</mo>
        <mn>3n</mn>
      </mrow>
    </mrow>
    <annotation encoding="StarMath 5.0">n times 3n</annotation>
  </semantics>
</math>
</file>

<file path=Object 11/content.xml><?xml version="1.0" encoding="utf-8"?>
<math xmlns="http://www.w3.org/1998/Math/MathML">
  <semantics>
    <mrow>
      <mrow>
        <mn>3n</mn>
        <mo stretchy="false">×</mo>
        <mi>n</mi>
      </mrow>
    </mrow>
    <annotation encoding="StarMath 5.0">3n times n</annotation>
  </semantics>
</math>
</file>

<file path=Object 12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i>a</mi>
              <mi>,</mi>
              <mi>b</mi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a,b) * (½, ½) + (½, ½)</annotation>
  </semantics>
</math>
</file>

<file path=Object 13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4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15/content.xml><?xml version="1.0" encoding="utf-8"?>
<math xmlns="http://www.w3.org/1998/Math/MathML">
  <semantics>
    <mrow>
      <mi>d</mi>
      <mrow>
        <mi/>
        <mo stretchy="false">=</mo>
        <mi/>
      </mrow>
      <mn>1</mn>
      <mrow>
        <mi/>
        <mo stretchy="false">−</mo>
        <mi/>
      </mrow>
      <mi>z</mi>
    </mrow>
    <annotation encoding="StarMath 5.0">d `=` 1 `-` z</annotation>
  </semantics>
</math>
</file>

<file path=Object 16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7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row>
            <mi>x</mi>
            <mo stretchy="false">/</mo>
            <mi>d</mi>
          </mrow>
          <mi>,</mi>
          <mi/>
          <mrow>
            <mi>y</mi>
            <mo stretchy="false">/</mo>
            <mi>d</mi>
          </mrow>
          <mi>,</mi>
          <mrow>
            <mi/>
            <mo stretchy="false">−</mo>
            <mi>z</mi>
          </mrow>
          <mrow>
            <mrow>
              <mfenced open="∥" close="∥">
                <mrow>
                  <mi>R</mi>
                </mrow>
              </mfenced>
              <mo stretchy="false">/</mo>
              <mn>100</mn>
            </mrow>
            <mo stretchy="false">−</mo>
            <mn>0.9</mn>
          </mrow>
        </mrow>
      </mfenced>
    </mrow>
    <annotation encoding="StarMath 5.0">"Pass1 output vertex" `=` left(x/d ,~ y/d ,~ -z left ldline R right rdline / 100 - 0.9 right)</annotation>
  </semantics>
</math>
</file>

<file path=Object 18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row>
                <mi>x</mi>
                <mo stretchy="false">/</mo>
                <mi>d</mi>
              </mrow>
              <mi>,</mi>
              <mrow>
                <mi>y</mi>
                <mo stretchy="false">/</mo>
                <mi>d</mi>
              </mrow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x/d , y/d) * (½, ½) + (½, ½)</annotation>
  </semantics>
</math>
</file>

<file path=Object 19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2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i>a</mi>
              <mi>,</mi>
              <mi>b</mi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a,b) * (½, ½) + (½, ½)</annotation>
  </semantics>
</math>
</file>

<file path=Object 20/content.xml><?xml version="1.0" encoding="utf-8"?>
<math xmlns="http://www.w3.org/1998/Math/MathML">
  <semantics>
    <mrow>
      <mi>d</mi>
      <mrow>
        <mi/>
        <mo stretchy="false">=</mo>
        <mi/>
      </mrow>
      <mn>1</mn>
      <mrow>
        <mi/>
        <mo stretchy="false">+</mo>
        <mi/>
      </mrow>
      <mi>z</mi>
    </mrow>
    <annotation encoding="StarMath 5.0">d `=` 1 `+` z</annotation>
  </semantics>
</math>
</file>

<file path=Object 21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row>
            <mi>x</mi>
            <mo stretchy="false">/</mo>
            <mi>d</mi>
          </mrow>
          <mi>,</mi>
          <mi/>
          <mrow>
            <mi>y</mi>
            <mo stretchy="false">/</mo>
            <mi>d</mi>
          </mrow>
          <mi>,</mi>
          <mi/>
          <mi>z</mi>
          <mrow>
            <mrow>
              <mfenced open="∥" close="∥">
                <mrow>
                  <mi>R</mi>
                </mrow>
              </mfenced>
              <mo stretchy="false">/</mo>
              <mn>100</mn>
            </mrow>
            <mo stretchy="false">−</mo>
            <mn>0.9</mn>
          </mrow>
        </mrow>
      </mfenced>
    </mrow>
    <annotation encoding="StarMath 5.0">"Pass1 output vertex" `=` left(x/d ,~ y/d ,~ z left ldline R right rdline / 100 - 0.9 right)</annotation>
  </semantics>
</math>
</file>

<file path=Object 22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row>
                <mi>x</mi>
                <mo stretchy="false">/</mo>
                <mi>d</mi>
              </mrow>
              <mi>,</mi>
              <mrow>
                <mi>y</mi>
                <mo stretchy="false">/</mo>
                <mi>d</mi>
              </mrow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x/d , y/d) * (½, ½) + (½, ½)</annotation>
  </semantics>
</math>
</file>

<file path=Object 3/content.xml><?xml version="1.0" encoding="utf-8"?>
<math xmlns="http://www.w3.org/1998/Math/MathML">
  <semantics>
    <mrow>
      <mi>b</mi>
      <mrow>
        <mi/>
        <mo stretchy="false">=</mo>
        <mi/>
      </mrow>
      <mi mathvariant="italic">asin</mi>
      <mrow>
        <mrow>
          <mo stretchy="false">(</mo>
          <mrow>
            <mi>y</mi>
          </mrow>
          <mo stretchy="false">)</mo>
        </mrow>
        <mo stretchy="false">/</mo>
        <mrow>
          <mstyle mathsize="5pt">
            <mrow>
              <mrow>
                <mfrac>
                  <mn>1</mn>
                  <mn>4</mn>
                </mfrac>
              </mrow>
            </mrow>
          </mstyle>
          <mo stretchy="false">π</mo>
        </mrow>
      </mrow>
    </mrow>
    <annotation encoding="StarMath 5.0">b `=` asin(y)/{size 5{1 over 4} %pi}</annotation>
  </semantics>
</math>
</file>

<file path=Object 4/content.xml><?xml version="1.0" encoding="utf-8"?>
<math xmlns="http://www.w3.org/1998/Math/MathML">
  <semantics>
    <mrow>
      <mi>a</mi>
      <mrow>
        <mi/>
        <mo stretchy="false">=</mo>
        <mi/>
      </mrow>
      <mi mathvariant="italic">atan</mi>
      <mrow>
        <mrow>
          <mo stretchy="false">(</mo>
          <mrow>
            <mi>x</mi>
            <mi>,</mi>
            <mi>z</mi>
          </mrow>
          <mo stretchy="false">)</mo>
        </mrow>
        <mo stretchy="false">/</mo>
        <mrow>
          <mstyle mathsize="5pt">
            <mrow>
              <mrow>
                <mfrac>
                  <mn>3</mn>
                  <mn>4</mn>
                </mfrac>
              </mrow>
            </mrow>
          </mstyle>
          <mo stretchy="false">π</mo>
        </mrow>
      </mrow>
    </mrow>
    <annotation encoding="StarMath 5.0">a `=` atan(x, z)/{size 5{3 over 4} %pi}</annotation>
  </semantics>
</math>
</file>

<file path=Object 5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i>a</mi>
          <mi>,</mi>
          <mi/>
          <mi>b</mi>
          <mi>,</mi>
          <mi/>
          <mrow>
            <mrow>
              <mrow>
                <mfenced open="∥" close="∥">
                  <mrow>
                    <mi>R</mi>
                  </mrow>
                </mfenced>
                <mo stretchy="false">/</mo>
                <mn>100</mn>
              </mrow>
              <mo stretchy="false">+</mo>
              <msup>
                <mi>a</mi>
                <mn>2</mn>
              </msup>
            </mrow>
            <mo stretchy="false">−</mo>
            <mn>0.75</mn>
          </mrow>
        </mrow>
      </mfenced>
    </mrow>
    <annotation encoding="StarMath 5.0">"Pass1 output vertex" `=` left(a ,~ b ,~ left ldline R right rdline / 100 + a^2 - 0.75 right)</annotation>
  </semantics>
</math>
</file>

<file path=Object 6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7/content.xml><?xml version="1.0" encoding="utf-8"?>
<math xmlns="http://www.w3.org/1998/Math/MathML">
  <semantics>
    <mrow>
      <mi>a</mi>
      <mrow>
        <mi/>
        <mo stretchy="false">=</mo>
        <mi/>
      </mrow>
      <mi mathvariant="italic">asin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/</mo>
        <mrow>
          <mstyle mathsize="5pt">
            <mrow>
              <mrow>
                <mfrac>
                  <mn>1</mn>
                  <mn>4</mn>
                </mfrac>
              </mrow>
            </mrow>
          </mstyle>
          <mo stretchy="false">π</mo>
        </mrow>
      </mrow>
    </mrow>
    <annotation encoding="StarMath 5.0">a `=` asin(-x)/{size 5{1 over 4} %pi}</annotation>
  </semantics>
</math>
</file>

<file path=Object 8/content.xml><?xml version="1.0" encoding="utf-8"?>
<math xmlns="http://www.w3.org/1998/Math/MathML">
  <semantics>
    <mrow>
      <mi>b</mi>
      <mrow>
        <mi/>
        <mo stretchy="false">=</mo>
        <mi/>
      </mrow>
      <mi mathvariant="italic">atan</mi>
      <mrow>
        <mrow>
          <mo stretchy="false">(</mo>
          <mrow>
            <mi>y</mi>
            <mrow>
              <mi>,</mi>
              <mo stretchy="false">−</mo>
              <mi>z</mi>
            </mrow>
          </mrow>
          <mo stretchy="false">)</mo>
        </mrow>
        <mo stretchy="false">/</mo>
        <mrow>
          <mstyle mathsize="5pt">
            <mrow>
              <mrow>
                <mfrac>
                  <mn>3</mn>
                  <mn>4</mn>
                </mfrac>
              </mrow>
            </mrow>
          </mstyle>
          <mo stretchy="false">π</mo>
        </mrow>
      </mrow>
    </mrow>
    <annotation encoding="StarMath 5.0">b `=` atan(y, -z)/{size 5{3 over 4} %pi}</annotation>
  </semantics>
</math>
</file>

<file path=Object 9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i>a</mi>
          <mi>,</mi>
          <mi/>
          <mi>b</mi>
          <mi>,</mi>
          <mi/>
          <mrow>
            <mrow>
              <mrow>
                <mfenced open="∥" close="∥">
                  <mrow>
                    <mi>R</mi>
                  </mrow>
                </mfenced>
                <mo stretchy="false">/</mo>
                <mn>100</mn>
              </mrow>
              <mo stretchy="false">+</mo>
              <msup>
                <mi>b</mi>
                <mn>2</mn>
              </msup>
            </mrow>
            <mo stretchy="false">−</mo>
            <mn>0.75</mn>
          </mrow>
        </mrow>
      </mfenced>
    </mrow>
    <annotation encoding="StarMath 5.0">"Pass1 output vertex" `=` left(a ,~ b ,~ left ldline R right rdline / 100 + b^2 - 0.75 right)</annotation>
  </semantics>
</math>
</file>